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/ files.doc</text:p>
      <text:p text:style-name="Preformatted_20_Text"/>
      <text:p text:style-name="Preformatted_20_Text">The diskette contains the following executable files in the root directory:</text:p>
      <text:p text:style-name="Preformatted_20_Text"><text:tab/><text:tab/>j8cm.exe</text:p>
      <text:p text:style-name="Preformatted_20_Text"><text:tab/><text:tab/>j8cm_alc.exe</text:p>
      <text:p text:style-name="Preformatted_20_Text"><text:tab/><text:tab/>j8_oped.exe</text:p>
      <text:p text:style-name="Preformatted_20_Text"/>
      <text:p text:style-name="Preformatted_20_Text">j8cm.exe</text:p>
      <text:p text:style-name="Preformatted_20_Text"><text:s text:c="2"/>The windows executable version of Jay's 8-bit Computer Model.</text:p>
      <text:p text:style-name="Preformatted_20_Text"/>
      <text:p text:style-name="Preformatted_20_Text">j8cm_alc.exe</text:p>
      <text:p text:style-name="Preformatted_20_Text"><text:s text:c="2"/>Windows executable J8CM Assembly Language Compiler.</text:p>
      <text:p text:style-name="Preformatted_20_Text"/>
      <text:p text:style-name="Preformatted_20_Text">j8_oped.exe</text:p>
      <text:p text:style-name="Preformatted_20_Text"><text:s text:c="2"/>Utility for creating and editing instruction set files used by the</text:p>
      <text:p text:style-name="Preformatted_20_Text">J8CM AL Compiler.</text:p>
      <text:p text:style-name="Preformatted_20_Text"/>
      <text:p text:style-name="Preformatted_20_Text">Other files under the root directory:</text:p>
      <text:p text:style-name="Preformatted_20_Text"/>
      <text:p text:style-name="Preformatted_20_Text"><text:tab/><text:tab/>xinstr.set</text:p>
      <text:p text:style-name="Preformatted_20_Text"><text:tab/><text:tab/>error.log</text:p>
      <text:p text:style-name="Preformatted_20_Text"><text:tab/><text:tab/>readme.doc</text:p>
      <text:p text:style-name="Preformatted_20_Text"/>
      <text:p text:style-name="Preformatted_20_Text"><text:s/>"xinstr.set" and "error.log" are J8CM AL Compiler system files. Details about</text:p>
      <text:p text:style-name="Preformatted_20_Text">these files can be found in the compiler documentation.</text:p>
      <text:p text:style-name="Preformatted_20_Text"><text:soft-page-break/><text:s/>"readme.doc" contains latest documentation notes.</text:p>
      <text:p text:style-name="Preformatted_20_Text"/>
      <text:p text:style-name="Preformatted_20_Text">Directories</text:p>
      <text:p text:style-name="Preformatted_20_Text"/>
      <text:p text:style-name="Preformatted_20_Text"><text:s text:c="2"/>The following directories are contained on the diskette:</text:p>
      <text:p text:style-name="Preformatted_20_Text"><text:tab/><text:tab/>/docs</text:p>
      <text:p text:style-name="Preformatted_20_Text"><text:tab/><text:tab/>/j8_cpp</text:p>
      <text:p text:style-name="Preformatted_20_Text"><text:tab/><text:tab/>/j8_tests</text:p>
      <text:p text:style-name="Preformatted_20_Text"/>
      <text:p text:style-name="Preformatted_20_Text"/>
      <text:p text:style-name="Preformatted_20_Text">/docs</text:p>
      <text:p text:style-name="Preformatted_20_Text"/>
      <text:p text:style-name="Preformatted_20_Text"><text:s text:c="2"/>Contains documentation(".doc" extender) files.</text:p>
      <text:p text:style-name="Preformatted_20_Text"/>
      <text:p text:style-name="Preformatted_20_Text">/j8_cpp</text:p>
      <text:p text:style-name="Preformatted_20_Text"/>
      <text:p text:style-name="Preformatted_20_Text"><text:s text:c="2"/>Borland C++ source code files for the computer model, compiler and</text:p>
      <text:p text:style-name="Preformatted_20_Text">"xinstr.set" file editor.</text:p>
      <text:p text:style-name="Preformatted_20_Text"/>
      <text:p text:style-name="Preformatted_20_Text">/j8_tests</text:p>
      <text:p text:style-name="Preformatted_20_Text"/>
      <text:p text:style-name="Preformatted_20_Text"><text:s text:c="2"/>J8CM AL source and post-compile files to run various tests and</text:p>
      <text:p text:style-name="Preformatted_20_Text">demonstrations on the J8 Computer Model.</text:p>
      <text:p text:style-name="Preformatted_20_Text"/>
      <text:p text:style-name="Preformatted_20_Text"/>
      <text:p text:style-name="Preformatted_20_Text"/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32" meta:word-count="132" meta:character-count="973"/>
    <meta:generator>OpenOffice/4.1.3$Win32 OpenOffice.org_project/413m1$Build-9783</meta:generator>
  </office:meta>
</office:document-meta>
</file>